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fo:margin-left="-0.075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2701in" fo:margin-left="-0.075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2701in" fo:margin-left="-0.075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2701in" fo:margin-left="-0.075in" fo:margin-top="0in" fo:margin-bottom="0in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2701in" fo:margin-left="-0.075in" fo:margin-top="0in" fo:margin-bottom="0in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2701in" fo:margin-left="-0.075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2701in" fo:margin-left="-0.075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8" style:family="table">
      <style:table-properties style:width="6.2701in" fo:margin-left="-0.075in" fo:margin-top="0in" fo:margin-bottom="0in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9" style:family="table">
      <style:table-properties style:width="6.2701in" fo:margin-left="-0.075in" fo:margin-top="0in" fo:margin-bottom="0in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0" style:family="table">
      <style:table-properties style:width="6.2701in" fo:margin-left="-0.075in" fo:margin-top="0in" fo:margin-bottom="0in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1" style:family="table">
      <style:table-properties style:width="6.2701in" fo:margin-left="-0.075in" fo:margin-top="0in" fo:margin-bottom="0in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2" style:family="table">
      <style:table-properties style:width="6.2701in" fo:margin-left="-0.075in" fo:margin-top="0in" fo:margin-bottom="0in" table:align="left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3" style:family="table">
      <style:table-properties style:width="6.2701in" fo:margin-left="-0.075in" fo:margin-top="0in" fo:margin-bottom="0in" table:align="left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4" style:family="table">
      <style:table-properties style:width="6.2701in" fo:margin-left="-0.075in" fo:margin-top="0in" fo:margin-bottom="0in" table:align="left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5" style:family="table">
      <style:table-properties style:width="6.2701in" fo:margin-left="-0.075in" fo:margin-top="0in" fo:margin-bottom="0in" table:align="left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6" style:family="table">
      <style:table-properties style:width="6.2701in" fo:margin-left="-0.075in" fo:margin-top="0in" fo:margin-bottom="0in" table:align="left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fo:color="#92d050" style:font-name="Courier New" fo:font-size="10pt" fo:background-color="#595959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92d050" style:font-name="Courier New" fo:font-size="10pt" fo:background-color="#595959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fo:color="#cc7832" style:font-name="Courier New" fo:font-size="10pt" fo:background-color="#2b2b2b" style:font-name-asian="Courier New1" style:font-size-asian="10pt" style:font-name-complex="Courier New1" style:font-size-complex="10pt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1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Standard" style:list-style-name="WWNum1">
      <style:paragraph-properties fo:margin-left="1in" fo:margin-right="0in" fo:text-indent="-0.25in" style:auto-text-indent="false"/>
    </style:style>
    <style:style style:name="P23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2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5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fc9b9b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4" style:family="text">
      <style:text-properties fo:color="#ffffff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5" style:family="text">
      <style:text-properties fo:color="#ffffaa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6" style:family="text">
      <style:text-properties fo:color="#a2fca2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7" style:family="text">
      <style:text-properties fo:color="#92d050" style:font-name="Courier New" fo:font-size="10pt" fo:background-color="#595959" loext:char-shading-value="0" style:font-name-asian="Courier New1" style:font-size-asian="10pt" style:font-name-complex="Courier New1" style:font-size-complex="10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fcc28c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10" style:family="text">
      <style:text-properties fo:color="#cc7832" style:font-name="Courier New" fo:font-size="10pt" fo:background-color="#595959" loext:char-shading-value="0" style:font-name-asian="Courier New1" style:font-size-asian="10pt" style:font-name-complex="Courier New1" style:font-size-complex="10pt"/>
    </style:style>
    <style:style style:name="T11" style:family="text">
      <style:text-properties fo:color="#cc7832" style:font-name="Courier New" fo:font-size="10pt" fo:background-color="#2b2b2b" loext:char-shading-value="0" style:font-name-asian="Courier New1" style:font-size-asian="10pt" style:font-name-complex="Courier New1" style:font-size-complex="10pt"/>
    </style:style>
    <style:style style:name="T12" style:family="text">
      <style:text-properties fo:color="#c6b4f0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fo:color="#888888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15" style:family="text">
      <style:text-properties fo:color="#62c8f3" style:font-name="Consolas" fo:font-size="10pt" fo:background-color="#333333" loext:char-shading-value="0" style:font-name-asian="Consolas1" style:font-size-asian="10pt" style:font-name-complex="Consolas1" style:font-size-complex="10pt"/>
    </style:style>
    <style:style style:name="T16" style:family="text">
      <style:text-properties fo:color="#62c8f3" style:font-name="Consolas" fo:font-size="10pt" fo:font-weight="bold" fo:background-color="#333333" loext:char-shading-value="0" style:font-name-asian="Consolas1" style:font-size-asian="10pt" style:font-weight-asian="bold" style:font-name-complex="Consolas1" style:font-size-complex="10pt"/>
    </style:style>
    <style:style style:name="T17" style:family="text">
      <style:text-properties fo:background-color="#ffffff"/>
    </style:style>
    <style:style style:name="T18" style:family="text">
      <style:text-properties fo:color="#212529"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9gpw6zpd2bct"/><text:tab/> <text:tab/> <text:tab/>NUXT-FACTURAPP</text:p>
      <text:p text:style-name="P23"><text:bookmark text:name="_dpt6v64nk6h3"/><text:span text:style-name="T1">1 Requerimientos</text:span></text:p>
      <text:p text:style-name="P24"><text:bookmark text:name="_3z7zc4d54i77"/><text:span text:style-name="T2">1.1 Node JS y NPM con NVM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"><text:span text:style-name="T3">$</text:span><text:span text:style-name="T4"> git </text:span><text:span text:style-name="T5">clone</text:span><text:span text:style-name="T4"> https://github.com/creationix/nvm.git ~/.nvm &amp;&amp; </text:span><text:span text:style-name="T5">cd</text:span><text:span text:style-name="T4"> ~/.nvm <text:tab/>&amp;&amp; git checkout `git describe --abbrev=0 --tags`<text:line-break/></text:span><text:span text:style-name="T3">$</text:span><text:span text:style-name="T4"> </text:span><text:span text:style-name="T5">echo</text:span><text:span text:style-name="T4"> </text:span><text:span text:style-name="T6">"source ~/.nvm/nvm.sh"</text:span><text:span text:style-name="T4"> &gt;&gt; ~/.profile<text:line-break/></text:span><text:span text:style-name="T3">$</text:span><text:span text:style-name="T4"> </text:span><text:span text:style-name="T5">source</text:span><text:span text:style-name="T4"> ~/.profile<text:line-break/></text:span><text:span text:style-name="T3">$</text:span><text:span text:style-name="T4"> nvm install 8.11.4<text:line-break/></text:span><text:span text:style-name="T3">$</text:span><text:span text:style-name="T4"> nvm </text:span><text:span text:style-name="T5">alias</text:span><text:span text:style-name="T4"> default 8.11.4<text:line-break/></text:span><text:span text:style-name="T3">$</text:span><text:span text:style-name="T4"> node -v<text:line-break/></text:span><text:span text:style-name="T3">$</text:span><text:span text:style-name="T4"> npm -v</text:span></text:p>
          </table:table-cell>
        </table:table-row>
      </table:table>
      <text:p text:style-name="P3"><text:soft-page-break/></text:p>
      <text:p text:style-name="P3"/>
      <text:p text:style-name="P24"><text:bookmark text:name="_nqo93lyugjyg"/><text:span text:style-name="T2">1.2 VUE CLI &amp; PWA TEMPLATE</text:span></text:p>
      <text:p text:style-name="P2"><text:a xlink:type="simple" xlink:href="https://github.com/nuxt-community/pwa-template" text:style-name="Internet_20_link" text:visited-style-name="Visited_20_Internet_20_Link"><text:span text:style-name="T8">https://github.com/nuxt-community/pwa-template</text:span></text:a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"><text:span text:style-name="T4">npm </text:span><text:span text:style-name="T9">install</text:span><text:span text:style-name="T4"> -g vue-cli<text:line-break/>cd my-</text:span><text:span text:style-name="T9">project</text:span><text:span text:style-name="T4"><text:line-break/>npm </text:span><text:span text:style-name="T9">install</text:span></text:p>
          </table:table-cell>
        </table:table-row>
      </table:table>
      <text:p text:style-name="P23"><text:bookmark text:name="_l0j4xuigtez7"/><text:soft-page-break/><text:span text:style-name="T1">2 Configuración</text:span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"><text:span text:style-name="T6">"config"</text:span><text:span text:style-name="T4">: {<text:line-break/></text:span><text:span text:style-name="T6">"nuxt"</text:span><text:span text:style-name="T4">: {<text:line-break/></text:span><text:span text:style-name="T6">"host"</text:span><text:span text:style-name="T4">: </text:span><text:span text:style-name="T6">"0.0.0.0"</text:span><text:span text:style-name="T4">,<text:line-break/></text:span><text:span text:style-name="T6">"port"</text:span><text:span text:style-name="T4">: </text:span><text:span text:style-name="T6">"3000"</text:span><text:span text:style-name="T4"><text:line-break/>}<text:line-break/>},</text:span></text:p>
          </table:table-cell>
        </table:table-row>
      </table:table>
      <text:p text:style-name="P23"><text:bookmark text:name="_1ogus8nm2b56"/><text:soft-page-break/><text:span text:style-name="T1">3 Instalación</text:span></text:p>
      <text:list xml:id="list597765745112875468" text:style-name="WWNum5">
        <text:list-item>
          <text:p text:style-name="P6"><text:tab/></text:p>
        </text:list-item>
        <text:list-item>
          <text:p text:style-name="P6">Anadir <text:tab/>todas las dependencias dejando Nuxt y los modulos al final</text:p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"><text:span text:style-name="T6">"dependencies"</text:span><text:span text:style-name="T4">: {<text:line-break/></text:span><text:span text:style-name="T6">"animate.css"</text:span><text:span text:style-name="T4">: </text:span><text:span text:style-name="T6">"^3.5.2"</text:span><text:span text:style-name="T4">,<text:line-break/></text:span><text:span text:style-name="T6">"bootstrap"</text:span><text:span text:style-name="T4">: </text:span><text:span text:style-name="T6">"^4.0.0"</text:span><text:span text:style-name="T4">,<text:line-break/></text:span><text:span text:style-name="T6">"bootstrap-vue"</text:span><text:span text:style-name="T4">: </text:span><text:span text:style-name="T6">"^2.0.0-rc.2"</text:span><text:span text:style-name="T4">,<text:line-break/></text:span><text:span text:style-name="T6">"chart.js"</text:span><text:span text:style-name="T4">: </text:span><text:span text:style-name="T6">"^2.7.1"</text:span><text:span text:style-name="T4">,<text:line-break/></text:span><text:span text:style-name="T6">"html2canvas"</text:span><text:span text:style-name="T4">: </text:span><text:span text:style-name="T6">"^1.0.0-alpha.10"</text:span><text:span text:style-name="T4">,<text:line-break/></text:span><text:span text:style-name="T6">"js-cookie"</text:span><text:span text:style-name="T4">: </text:span><text:span text:style-name="T6">"^2.2.0"</text:span><text:span text:style-name="T4">,<text:line-break/></text:span><text:span text:style-name="T6">"jspdf"</text:span><text:span text:style-name="T4">: </text:span><text:span text:style-name="T6">"^1.3.5"</text:span><text:span text:style-name="T4">,<text:line-break/></text:span><text:span text:style-name="T6">"jspdf-autotable"</text:span><text:span text:style-name="T4">: </text:span><text:span text:style-name="T6">"^2.3.2"</text:span><text:span text:style-name="T4">,<text:line-break/></text:span><text:span text:style-name="T6">"lodash"</text:span><text:span text:style-name="T4">: </text:span><text:span text:style-name="T6">"^4.17.5"</text:span><text:span text:style-name="T4">,<text:line-break/></text:span><text:span text:style-name="T6">"moment"</text:span><text:span text:style-name="T4">: </text:span><text:span text:style-name="T6">"^2.19.3"</text:span><text:span text:style-name="T4">,<text:line-break/></text:span><text:span text:style-name="T6">"vue"</text:span><text:span text:style-name="T4">: </text:span><text:span text:style-name="T6">"^2.5.2"</text:span><text:span text:style-name="T4">,<text:line-break/></text:span><text:span text:style-name="T6">"vue-awesome"</text:span><text:span text:style-name="T4">: </text:span><text:span text:style-name="T6">"^2.3.4"</text:span><text:span text:style-name="T4">,<text:line-break/></text:span><text:span text:style-name="T6">"vue-chartjs"</text:span><text:span text:style-name="T4">: </text:span><text:span text:style-name="T6">"^3.1.1"</text:span><text:span text:style-name="T4">,<text:line-break/></text:span><text:span text:style-name="T6">"vuex-persistedstate"</text:span><text:span text:style-name="T4">: </text:span><text:span text:style-name="T6">"^2.5.4"</text:span><text:span text:style-name="T4">,<text:line-break/></text:span><text:span text:style-name="T6">"nuxt"</text:span><text:span text:style-name="T4">: </text:span><text:span text:style-name="T6">"latest"</text:span><text:span text:style-name="T4">,<text:line-break/></text:span><text:span text:style-name="T6">"@nuxtjs/pwa"</text:span><text:span text:style-name="T4">: </text:span><text:span text:style-name="T6">"latest"</text:span><text:span text:style-name="T4"><text:line-break/>},</text:span></text:p>
          </table:table-cell>
        </table:table-row>
      </table:table>
      <text:p text:style-name="P5"><text:soft-page-break/></text:p>
      <text:p text:style-name="P5"/>
      <text:list xml:id="list4690650043932904438" text:style-name="WWNum8">
        <text:list-item>
          <text:p text:style-name="P7"><text:tab/></text:p>
        </text:list-item>
        <text:list-item>
          <text:p text:style-name="P7">Ejecutar instalación <text:tab/>borrando previamente node_modules</text:p>
        </text:list-item>
      </text:list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"><text:span text:style-name="T4">rm -rf ..</text:span><text:span text:style-name="T12">/node_modules/</text:span><text:span text:style-name="T4">* ..</text:span><text:span text:style-name="T12">/node_modules/</text:span><text:span text:style-name="T4">.*<text:line-break/>rm -f package-lock.json<text:line-break/></text:span><text:span text:style-name="T5">npm</text:span><text:span text:style-name="T4"> cache clean --force<text:line-break/></text:span><text:span text:style-name="T5">npm</text:span><text:span text:style-name="T4"> i</text:span></text:p>
          </table:table-cell>
        </table:table-row>
      </table:table>
      <text:p text:style-name="P23"><text:bookmark text:name="_li40bsih2h9x"/><text:soft-page-break/><text:span text:style-name="T1">4 Comandos</text:span></text:p>
      <text:list xml:id="list8168264305679025032" text:style-name="WWNum6">
        <text:list-item>
          <text:p text:style-name="P8"><text:tab/></text:p>
        </text:list-item>
        <text:list-item>
          <text:p text:style-name="P8">Forzar <text:tab/>cambios en los componentes .vue</text:p>
        </text:list-item>
      </text:list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4">find -name </text:span><text:span text:style-name="T6">"*.vue"</text:span><text:span text:style-name="T4"> -</text:span><text:span text:style-name="T5">exec</text:span><text:span text:style-name="T4"> touch {} +</text:span></text:p>
          </table:table-cell>
        </table:table-row>
      </table:table>
      <text:p text:style-name="P3"><text:soft-page-break/></text:p>
      <text:p text:style-name="P3"/>
      <text:list xml:id="list9105316275546077905" text:style-name="WWNum11">
        <text:list-item>
          <text:p text:style-name="P9"><text:tab/></text:p>
        </text:list-item>
        <text:list-item>
          <text:p text:style-name="P9">Reinstalar módulos</text:p>
        </text:list-item>
      </text:list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1"><text:span text:style-name="T9">rm</text:span><text:span text:style-name="T4"> -rf node_modules<text:line-break/></text:span><text:span text:style-name="T9">rm</text:span><text:span text:style-name="T4"> -f package-lock.json<text:line-break/>npm cache clean --force<text:line-break/>npm </text:span><text:span text:style-name="T5">i</text:span></text:p>
          </table:table-cell>
        </table:table-row>
      </table:table>
      <text:p text:style-name="P4"><text:soft-page-break/></text:p>
      <text:p text:style-name="P4"/>
      <text:p text:style-name="P23"><text:bookmark text:name="_on0e8sbl32bs"/><text:span text:style-name="T1">5 Store</text:span></text:p>
      <text:p text:style-name="P2">Con Nuxt el módulo <text:span text:style-name="T13">vuex-persistedstate</text:span> debe ser incluido como plugin: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"><text:span text:style-name="T14">// nuxt.config.js</text:span><text:span text:style-name="T4"><text:line-break/><text:line-break/><text:line-break/>...<text:line-break/>plugins: [{ src: </text:span><text:span text:style-name="T6">'~/plugins/localStorage.js'</text:span><text:span text:style-name="T4">, ssr: </text:span><text:span text:style-name="T9">false</text:span><text:span text:style-name="T4"> }]<text:line-break/>...<text:line-break/></text:span><text:span text:style-name="T14">// ~/plugins/localStorage.js</text:span><text:span text:style-name="T4"><text:line-break/><text:line-break/><text:line-break/></text:span><text:span text:style-name="T9">import</text:span><text:span text:style-name="T4"> createPersistedState </text:span><text:span text:style-name="T9">from</text:span><text:span text:style-name="T4"> </text:span><text:span text:style-name="T6">'vuex-persistedstate'</text:span><text:span text:style-name="T4"><text:line-break/><text:line-break/><text:line-break/></text:span><text:span text:style-name="T9">export</text:span><text:span text:style-name="T4"> </text:span><text:span text:style-name="T9">default</text:span><text:span text:style-name="T4"> ({store}) =&gt; {<text:line-break/>createPersistedState({<text:line-break/>key: </text:span><text:span text:style-name="T6">'yourkey'</text:span><text:span text:style-name="T4">,<text:line-break/>paths: [...]<text:line-break/>...<text:line-break/>})(store)<text:line-break/>}</text:span></text:p>
          </table:table-cell>
        </table:table-row>
      </table:table>
      <text:p text:style-name="P23"><text:bookmark text:name="_dms1xzze58m5"/><text:soft-page-break/><text:span text:style-name="T1">6 Bootstrap</text:span></text:p>
      <text:list xml:id="list7630346007960266550" text:style-name="WWNum7">
        <text:list-item>
          <text:p text:style-name="P10"><text:span text:style-name="T13">nuxt.config.js</text:span></text:p>
        </text:list-item>
      </text:list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"><text:span text:style-name="T4">const webpack = </text:span><text:span text:style-name="T5">require</text:span><text:span text:style-name="T4">(</text:span><text:span text:style-name="T6">'webpack'</text:span><text:span text:style-name="T4">)<text:line-break/><text:line-break/><text:line-break/></text:span><text:span text:style-name="T5">module</text:span><text:span text:style-name="T4">.exports = {<text:line-break/>build: {<text:line-break/>vendor: [</text:span><text:span text:style-name="T6">'jquery'</text:span><text:span text:style-name="T4">, </text:span><text:span text:style-name="T6">'bootstrap'</text:span><text:span text:style-name="T4">],<text:line-break/>plugins: [<text:line-break/></text:span><text:span text:style-name="T12">//</text:span><text:span text:style-name="T4"> set shortcuts </text:span><text:span text:style-name="T9">as</text:span><text:span text:style-name="T4"> </text:span><text:span text:style-name="T5">global</text:span><text:span text:style-name="T4"> </text:span><text:span text:style-name="T9">for</text:span><text:span text:style-name="T4"> bootstrap<text:line-break/></text:span><text:span text:style-name="T9">new</text:span><text:span text:style-name="T4"> webpack.ProvidePlugin({<text:line-break/>$: </text:span><text:span text:style-name="T6">'jquery'</text:span><text:span text:style-name="T4">,<text:line-break/>jQuery: </text:span><text:span text:style-name="T6">'jquery'</text:span><text:span text:style-name="T4">,<text:line-break/></text:span><text:span text:style-name="T6">'window.jQuery'</text:span><text:span text:style-name="T4">: </text:span><text:span text:style-name="T6">'jquery'</text:span><text:span text:style-name="T4"><text:line-break/>})<text:line-break/>]<text:line-break/>},<text:line-break/></text:span><text:span text:style-name="T12">//</text:span><text:span text:style-name="T4"> include bootstrap css<text:line-break/>css: [</text:span><text:span text:style-name="T6">'bootstrap/dist/css/bootstrap.css'</text:span><text:span text:style-name="T4">],<text:line-break/></text:span><text:span text:style-name="T12">//</text:span><text:span text:style-name="T4"> include bootstrap js </text:span><text:span text:style-name="T9">on</text:span><text:span text:style-name="T4"> startup<text:line-break/>plugins: [</text:span><text:span text:style-name="T6">'~plugins/bootstrap.js'</text:span><text:span text:style-name="T4">]<text:line-break/>}</text:span></text:p>
          </table:table-cell>
        </table:table-row>
      </table:table>
      <text:p text:style-name="P20"><text:soft-page-break/></text:p>
      <text:list xml:id="list3270922412415264440" text:style-name="WWNum14">
        <text:list-item>
          <text:p text:style-name="P11"><text:span text:style-name="T13">plugins/bootstrap.js</text:span></text:p>
        </text:list-item>
      </text:list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"><text:span text:style-name="T14">// Include bootstrap JS only</text:span><text:span text:style-name="T4"><text:line-break/></text:span><text:span text:style-name="T5">if</text:span><text:span text:style-name="T4"> (</text:span><text:span text:style-name="T5">process</text:span><text:span text:style-name="T4">.BROWSER_BUILD) {<text:line-break/>require(</text:span><text:span text:style-name="T6">'bootstrap'</text:span><text:span text:style-name="T4">)<text:line-break/>}</text:span></text:p>
          </table:table-cell>
        </table:table-row>
      </table:table>
      <text:p text:style-name="P20"><text:soft-page-break/><text:tab/></text:p>
      <text:list xml:id="list6567782392545806552" text:style-name="WWNum4">
        <text:list-item>
          <text:p text:style-name="P12"><text:span text:style-name="T13">pages/index.vue (example)</text:span></text:p>
        </text:list-item>
      </text:list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"><text:span text:style-name="T15">&lt;</text:span><text:span text:style-name="T16">template</text:span><text:span text:style-name="T15">&gt;</text:span><text:span text:style-name="T4"><text:line-break/></text:span><text:span text:style-name="T15">&lt;</text:span><text:span text:style-name="T16">div</text:span><text:span text:style-name="T15">&gt;</text:span><text:span text:style-name="T4"><text:line-break/></text:span><text:span text:style-name="T14">&lt;!-- Nav tabs --&gt;</text:span><text:span text:style-name="T4"><text:line-break/></text:span><text:span text:style-name="T15">&lt;</text:span><text:span text:style-name="T16">ul</text:span><text:span text:style-name="T15"> class=</text:span><text:span text:style-name="T6">"nav nav-tabs"</text:span><text:span text:style-name="T15"> role=</text:span><text:span text:style-name="T6">"tablist"</text:span><text:span text:style-name="T15">&gt;</text:span><text:span text:style-name="T4"><text:line-break/></text:span><text:span text:style-name="T15">&lt;</text:span><text:span text:style-name="T16">li</text:span><text:span text:style-name="T15"> role=</text:span><text:span text:style-name="T6">"presentation"</text:span><text:span text:style-name="T15"> class=</text:span><text:span text:style-name="T6">"active"</text:span><text:span text:style-name="T15">&gt;&lt;</text:span><text:span text:style-name="T16">a</text:span><text:span text:style-name="T15"> href=</text:span><text:span text:style-name="T6">"#home"</text:span><text:span text:style-name="T15"> aria-controls=</text:span><text:span text:style-name="T6">"home"</text:span><text:span text:style-name="T15"> role=</text:span><text:span text:style-name="T6">"tab"</text:span><text:span text:style-name="T15"> data-toggle=</text:span><text:span text:style-name="T6">"tab"</text:span><text:span text:style-name="T15">&gt;</text:span><text:span text:style-name="T4">Home</text:span><text:span text:style-name="T15">&lt;/</text:span><text:span text:style-name="T16">a</text:span><text:span text:style-name="T15">&gt;&lt;/</text:span><text:span text:style-name="T16">li</text:span><text:span text:style-name="T15">&gt;</text:span><text:span text:style-name="T4"><text:line-break/></text:span><text:span text:style-name="T15">&lt;</text:span><text:span text:style-name="T16">li</text:span><text:span text:style-name="T15"> role=</text:span><text:span text:style-name="T6">"presentation"</text:span><text:span text:style-name="T15">&gt;&lt;</text:span><text:span text:style-name="T16">a</text:span><text:span text:style-name="T15"> href=</text:span><text:span text:style-name="T6">"#profile"</text:span><text:span text:style-name="T15"> aria-controls=</text:span><text:span text:style-name="T6">"profile"</text:span><text:span text:style-name="T15"> role=</text:span><text:span text:style-name="T6">"tab"</text:span><text:span text:style-name="T15"> data-toggle=</text:span><text:span text:style-name="T6">"tab"</text:span><text:span text:style-name="T15">&gt;</text:span><text:span text:style-name="T4">Profile</text:span><text:span text:style-name="T15">&lt;/</text:span><text:span text:style-name="T16">a</text:span><text:span text:style-name="T15">&gt;&lt;/</text:span><text:span text:style-name="T16">li</text:span><text:span text:style-name="T15">&gt;</text:span><text:span text:style-name="T4"><text:line-break/></text:span><text:span text:style-name="T15">&lt;</text:span><text:span text:style-name="T16">li</text:span><text:span text:style-name="T15"> role=</text:span><text:span text:style-name="T6">"presentation"</text:span><text:span text:style-name="T15">&gt;&lt;</text:span><text:span text:style-name="T16">a</text:span><text:span text:style-name="T15"> href=</text:span><text:span text:style-name="T6">"#messages"</text:span><text:span text:style-name="T15"> aria-controls=</text:span><text:span text:style-name="T6">"messages"</text:span><text:span text:style-name="T15"> role=</text:span><text:span text:style-name="T6">"tab"</text:span><text:span text:style-name="T15"> data-toggle=</text:span><text:span text:style-name="T6">"tab"</text:span><text:span text:style-name="T15">&gt;</text:span><text:span text:style-name="T4">Messages</text:span><text:span text:style-name="T15">&lt;/</text:span><text:span text:style-name="T16">a</text:span><text:span text:style-name="T15">&gt;&lt;/</text:span><text:span text:style-name="T16">li</text:span><text:span text:style-name="T15">&gt;</text:span><text:span text:style-name="T4"><text:line-break/></text:span><text:span text:style-name="T15">&lt;</text:span><text:span text:style-name="T16">li</text:span><text:span text:style-name="T15"> role=</text:span><text:span text:style-name="T6">"presentation"</text:span><text:span text:style-name="T15">&gt;&lt;</text:span><text:span text:style-name="T16">a</text:span><text:span text:style-name="T15"> href=</text:span><text:span text:style-name="T6">"#settings"</text:span><text:span text:style-name="T15"> aria-controls=</text:span><text:span text:style-name="T6">"settings"</text:span><text:span text:style-name="T15"> role=</text:span><text:span text:style-name="T6">"tab"</text:span><text:span text:style-name="T15"> data-toggle=</text:span><text:span text:style-name="T6">"tab"</text:span><text:span text:style-name="T15">&gt;</text:span><text:span text:style-name="T4">Settings</text:span><text:span text:style-name="T15">&lt;/</text:span><text:span text:style-name="T16">a</text:span><text:span text:style-name="T15">&gt;&lt;/</text:span><text:span text:style-name="T16">li</text:span><text:span text:style-name="T15">&gt;</text:span><text:span text:style-name="T4"><text:line-break/></text:span><text:span text:style-name="T15">&lt;/</text:span><text:span text:style-name="T16">ul</text:span><text:span text:style-name="T15">&gt;</text:span><text:span text:style-name="T4"><text:line-break/></text:span><text:span text:style-name="T14">&lt;!-- Tab panes --&gt;</text:span><text:span text:style-name="T4"><text:line-break/></text:span><text:span text:style-name="T15">&lt;</text:span><text:span text:style-name="T16">div</text:span><text:span text:style-name="T15"> class=</text:span><text:span text:style-name="T6">"tab-content"</text:span><text:span text:style-name="T15">&gt;</text:span><text:span text:style-name="T4"><text:line-break/></text:span><text:span text:style-name="T15">&lt;</text:span><text:span text:style-name="T16">div</text:span><text:span text:style-name="T15"> role=</text:span><text:span text:style-name="T6">"tabpanel"</text:span><text:span text:style-name="T15"> class=</text:span><text:span text:style-name="T6">"tab-pane active"</text:span><text:span text:style-name="T15"> id=</text:span><text:span text:style-name="T6">"home"</text:span><text:span text:style-name="T15">&gt;</text:span><text:span text:style-name="T4">Home text...</text:span><text:span text:style-name="T15">&lt;/</text:span><text:span text:style-name="T16">div</text:span><text:span text:style-name="T15">&gt;</text:span><text:span text:style-name="T4"><text:line-break/></text:span><text:span text:style-name="T15">&lt;</text:span><text:span text:style-name="T16">div</text:span><text:span text:style-name="T15"> role=</text:span><text:span text:style-name="T6">"tabpanel"</text:span><text:span text:style-name="T15"> class=</text:span><text:span text:style-name="T6">"tab-pane"</text:span><text:span text:style-name="T15"> id=</text:span><text:span text:style-name="T6">"profile"</text:span><text:span text:style-name="T15">&gt;</text:span><text:span text:style-name="T4">Profile text...</text:span><text:span text:style-name="T15">&lt;/</text:span><text:span text:style-name="T16">div</text:span><text:span text:style-name="T15">&gt;</text:span><text:span text:style-name="T4"><text:line-break/></text:span><text:span text:style-name="T15">&lt;</text:span><text:span text:style-name="T16">div</text:span><text:span text:style-name="T15"> role=</text:span><text:span text:style-name="T6">"tabpanel"</text:span><text:span text:style-name="T15"> class=</text:span><text:span text:style-name="T6">"tab-pane"</text:span><text:span text:style-name="T15"> id=</text:span><text:span text:style-name="T6">"messages"</text:span><text:span text:style-name="T15">&gt;</text:span><text:span text:style-name="T4">Messages text...</text:span><text:span text:style-name="T15">&lt;/</text:span><text:span text:style-name="T16">div</text:span><text:span text:style-name="T15">&gt;</text:span><text:span text:style-name="T4"><text:line-break/></text:span><text:span text:style-name="T15">&lt;</text:span><text:span text:style-name="T16">div</text:span><text:span text:style-name="T15"> role=</text:span><text:span text:style-name="T6">"tabpanel"</text:span><text:span text:style-name="T15"> class=</text:span><text:span text:style-name="T6">"tab-pane"</text:span><text:span text:style-name="T15"> id=</text:span><text:span text:style-name="T6">"settings"</text:span><text:span text:style-name="T15">&gt;</text:span><text:span text:style-name="T4">Settings text...</text:span><text:span text:style-name="T15">&lt;/</text:span><text:span text:style-name="T16">div</text:span><text:span text:style-name="T15">&gt;</text:span><text:span text:style-name="T4"><text:line-break/></text:span><text:span text:style-name="T15">&lt;/</text:span><text:span text:style-name="T16">div</text:span><text:span text:style-name="T15">&gt;</text:span><text:span text:style-name="T4"><text:line-break/></text:span><text:span text:style-name="T15">&lt;/</text:span><text:span text:style-name="T16">div</text:span><text:span text:style-name="T15">&gt;</text:span><text:span text:style-name="T4"><text:line-break/></text:span><text:span text:style-name="T15">&lt;/</text:span><text:span text:style-name="T16">template</text:span><text:span text:style-name="T15">&gt;</text:span></text:p>
          </table:table-cell>
        </table:table-row>
      </table:table>
      <text:p text:style-name="P23"><text:bookmark text:name="_by8wmxxsgvoo"/><text:soft-page-break/><text:span text:style-name="T1">7 Bootstrap-vue</text:span></text:p>
      <text:p text:style-name="P21"><text:tab/></text:p>
      <text:list xml:id="list1224288020959127742" text:style-name="WWNum10">
        <text:list-item>
          <text:p text:style-name="P13"><text:span text:style-name="T17"><text:tab/></text:span><text:span text:style-name="T18">Instalar <text:tab/>dependencia boostrap-vue</text:span></text:p>
        </text:list-item>
      </text:list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1"><text:span text:style-name="T5">npm</text:span><text:span text:style-name="T4"> i bootstrap-vue</text:span></text:p>
          </table:table-cell>
        </table:table-row>
      </table:table>
      <text:p text:style-name="P4"><text:soft-page-break/></text:p>
      <text:p text:style-name="P4"/>
      <text:p text:style-name="P20"/>
      <text:list xml:id="list3652665701315305213" text:style-name="WWNum2">
        <text:list-item>
          <text:p text:style-name="P14"><text:span text:style-name="T17"><text:tab/></text:span><text:span text:style-name="T18">Anadir <text:tab/>bootstrap como modulo en la configuración de Nuxt</text:span></text:p>
        </text:list-item>
      </text:list>
      <text:p text:style-name="P20"/>
      <text:list xml:id="list1753519389896585787" text:style-name="WWNum12">
        <text:list-item>
          <text:p text:style-name="P15"><text:span text:style-name="T13">nuxt.config.js</text:span></text:p>
        </text:list-item>
      </text:list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1"><text:span text:style-name="T4">{<text:line-break/></text:span><text:span text:style-name="T5">modules</text:span><text:span text:style-name="T4">: [<text:line-break/></text:span><text:span text:style-name="T6">'bootstrap-vue/nuxt'</text:span><text:span text:style-name="T4">,<text:line-break/><text:line-break/><text:line-break/>// Or if you have custom bootstrap CSS...<text:line-break/>[</text:span><text:span text:style-name="T6">'bootstrap-vue/nuxt'</text:span><text:span text:style-name="T4">, { css: false }],<text:line-break/>]<text:line-break/>}</text:span></text:p>
          </table:table-cell>
        </table:table-row>
      </table:table>
      <text:p text:style-name="P3"><text:soft-page-break/></text:p>
      <text:p text:style-name="P3"/>
      <text:p text:style-name="P23"><text:bookmark text:name="_nki3dyvxlik4"/><text:span text:style-name="T1">8 Font awesome</text:span></text:p>
      <text:p text:style-name="P21"><text:tab/></text:p>
      <text:list xml:id="list6464234327597265410" text:style-name="WWNum13">
        <text:list-item>
          <text:p text:style-name="P16">Incluir dependencia del <text:tab/>módulo font-awesome por encima de nuxt</text:p>
        </text:list-item>
      </text:list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1"><text:span text:style-name="T6">"dependencies"</text:span><text:span text:style-name="T4">: {<text:line-break/></text:span><text:span text:style-name="T6">"@fortawesome/free-solid-svg-icons"</text:span><text:span text:style-name="T4">: </text:span><text:span text:style-name="T6">"^5.3.1"</text:span><text:span text:style-name="T4">,<text:line-break/></text:span><text:span text:style-name="T6">"nuxt-fontawesome"</text:span><text:span text:style-name="T4">: </text:span><text:span text:style-name="T6">"^0.3.0"</text:span><text:span text:style-name="T4">,<text:line-break/></text:span><text:span text:style-name="T6">"nuxt"</text:span><text:span text:style-name="T4">: </text:span><text:span text:style-name="T6">"latest"</text:span><text:span text:style-name="T4"><text:line-break/>},</text:span></text:p>
          </table:table-cell>
        </table:table-row>
      </table:table>
      <text:p text:style-name="P5"><text:soft-page-break/></text:p>
      <text:p text:style-name="P5"/>
      <text:p text:style-name="P2">En caso de que build falle añadir:</text:p>
      <text:list xml:id="list7392111529226918008" text:style-name="WWNum9">
        <text:list-item>
          <text:p text:style-name="P17">// <text:tab/>"@fortawesome/fontawesome-svg-core": "^1.2.4",</text:p>
        </text:list-item>
        <text:list-item>
          <text:p text:style-name="P17">// <text:tab/>"@fortawesome/vue-fontawesome": "^0.1.1",</text:p>
        </text:list-item>
      </text:list>
      <text:p text:style-name="P2"/>
      <text:p text:style-name="P2"/>
      <text:p text:style-name="P20"/>
      <text:list xml:id="list4274618762344584665" text:style-name="WWNum1">
        <text:list-item>
          <text:p text:style-name="P18">Anadirlo al <text:tab/>fichero <text:span text:style-name="T13">nuxt.config.js</text:span></text:p>
        </text:list-item>
        <text:list-item>
          <text:p text:style-name="P18"><text:tab/></text:p>
        </text:list-item>
      </text:list>
      <text:p text:style-name="P21"><text:tab/></text:p>
      <text:list xml:id="list184223791668609" text:continue-numbering="true" text:style-name="WWNum1">
        <text:list-item>
          <text:list>
            <text:list-item>
              <text:p text:style-name="P22">Se puede importar el <text:tab/><text:tab/>conjunto completo o solo unos iconos</text:p>
            </text:list-item>
          </text:list>
        </text:list-item>
      </text:list>
      <text:p text:style-name="P21"><text:tab/></text:p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1"><text:span text:style-name="T14">/*<text:line-break/>** Modules<text:line-break/>*/</text:span><text:span text:style-name="T4"><text:line-break/></text:span><text:span text:style-name="T9">modules</text:span><text:span text:style-name="T4">: [""nuxt-fontawesome"],<text:line-break/></text:span><text:span text:style-name="T14">/*<text:line-break/>** fontawesome<text:line-break/>*/</text:span><text:span text:style-name="T4"><text:line-break/></text:span><text:span text:style-name="T9">fontawesome</text:span><text:span text:style-name="T4">: {<text:line-break/></text:span><text:span text:style-name="T5">component</text:span><text:span text:style-name="T4">: </text:span><text:span text:style-name="T6">"fa"</text:span><text:span text:style-name="T4">,<text:line-break/>imports: [<text:line-break/>{<text:line-break/>set: </text:span><text:span text:style-name="T6">"@fortawesome/free-solid-svg-icons"</text:span><text:span text:style-name="T4">,<text:line-break/>icons: [<text:line-break/></text:span><text:span text:style-name="T6">"faSave"</text:span><text:span text:style-name="T4">,<text:line-break/></text:span><text:span text:style-name="T6">"faFolderOpen"</text:span><text:span text:style-name="T4">,<text:line-break/></text:span><text:span text:style-name="T6">"faTrash"</text:span><text:span text:style-name="T4">,<text:line-break/></text:span><text:span text:style-name="T6">"faBed"</text:span><text:span text:style-name="T4">,<text:line-break/></text:span><text:span text:style-name="T6">"faReceipt"</text:span><text:span text:style-name="T4">,<text:line-break/></text:span><text:span text:style-name="T6">"faDollarSign"</text:span><text:span text:style-name="T4">,<text:line-break/></text:span><text:span text:style-name="T6">"faChartLine"</text:span><text:span text:style-name="T4"><text:line-break/>]<text:line-break/>}<text:line-break/>]<text:line-break/>},<text:line-break/></text:span></text:p>
          </table:table-cell>
        </table:table-row>
      </table:table>
      <text:p text:style-name="P3"><text:soft-page-break/></text:p>
      <text:p text:style-name="P3"/>
      <text:p text:style-name="P21"><text:tab/></text:p>
      <text:list xml:id="list2131905363530060086" text:style-name="WWNum3">
        <text:list-item>
          <text:p text:style-name="P19">Para <text:tab/>utilizarlo</text:p>
        </text:list-item>
      </text:list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1"><text:span text:style-name="T15">&lt;</text:span><text:span text:style-name="T16">template</text:span><text:span text:style-name="T15">&gt;</text:span><text:span text:style-name="T4"><text:line-break/></text:span><text:span text:style-name="T15">&lt;</text:span><text:span text:style-name="T16">div</text:span><text:span text:style-name="T15">&gt;</text:span><text:span text:style-name="T4"><text:line-break/></text:span><text:span text:style-name="T15">&lt;</text:span><text:span text:style-name="T16">fa</text:span><text:span text:style-name="T15"> :icon=</text:span><text:span text:style-name="T6">"fas.faAddressBook"</text:span><text:span text:style-name="T15"> /&gt;</text:span><text:span text:style-name="T4"><text:line-break/></text:span><text:span text:style-name="T15">&lt;</text:span><text:span text:style-name="T16">fa</text:span><text:span text:style-name="T15"> :icon=</text:span><text:span text:style-name="T6">"faGithub"</text:span><text:span text:style-name="T15"> /&gt;</text:span><text:span text:style-name="T4"><text:line-break/></text:span><text:span text:style-name="T15">&lt;/</text:span><text:span text:style-name="T16">div</text:span><text:span text:style-name="T15">&gt;</text:span><text:span text:style-name="T4"><text:line-break/></text:span><text:span text:style-name="T15">&lt;/</text:span><text:span text:style-name="T16">template</text:span><text:span text:style-name="T15">&gt;</text:span><text:span text:style-name="T4"><text:line-break/></text:span><text:span text:style-name="T15">&lt;</text:span><text:span text:style-name="T16">script</text:span><text:span text:style-name="T15">&gt;</text:span><text:span text:style-name="T4"><text:line-break/></text:span><text:span text:style-name="T9">import</text:span><text:span text:style-name="T4"> { fas } </text:span><text:span text:style-name="T9">from</text:span><text:span text:style-name="T4"> </text:span><text:span text:style-name="T6">'@fortawesome/free-solid-svg-icons'</text:span><text:span text:style-name="T4"><text:line-break/></text:span><text:span text:style-name="T9">import</text:span><text:span text:style-name="T4"> { faGithub } </text:span><text:span text:style-name="T9">from</text:span><text:span text:style-name="T4"> </text:span><text:span text:style-name="T6">'@fortawesome/free-brands-svg-icons'</text:span><text:span text:style-name="T4"><text:line-break/></text:span><text:span text:style-name="T9">export</text:span><text:span text:style-name="T4"> </text:span><text:span text:style-name="T9">default</text:span><text:span text:style-name="T4"> {<text:line-break/>computed: {<text:line-break/>fas () {<text:line-break/></text:span><text:span text:style-name="T9">return</text:span><text:span text:style-name="T4"> fas<text:line-break/>},<text:line-break/>faGithub () {<text:line-break/></text:span><text:span text:style-name="T9">return</text:span><text:span text:style-name="T4"> faGithub<text:line-break/>}<text:line-break/>},<text:line-break/>}<text:line-break/></text:span><text:span text:style-name="T15">&lt;/</text:span><text:span text:style-name="T16">script</text:span><text:span text:style-name="T15">&gt;</text:span></text:p>
          </table:table-cell>
        </table:table-row>
      </table:table>
      <text:p text:style-name="P3"><text:soft-page-break/></text:p>
      <text:p text:style-name="P3"/>
      <text:p text:style-name="P23"><text:bookmark text:name="_e3v2cd7oaz57"/><text:span text:style-name="T1">9 PWA</text:span></text:p>
      <text:p text:style-name="P2"><text:a xlink:type="simple" xlink:href="https://pwa.nuxtjs.org/modules/manifest.html" text:style-name="Internet_20_link" text:visited-style-name="Visited_20_Internet_20_Link"><text:span text:style-name="T8">https://pwa.nuxtjs.org/modules/manifest.htm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0" meta:object-count="0" meta:page-count="33" meta:paragraph-count="59" meta:word-count="534" meta:character-count="4486" meta:non-whitespace-character-count="3985"/>
    <meta:generator>LibreOfficeDev/5.1.0.3$Linux_X86_64 LibreOffice_project/</meta:generator>
  </office:meta>
</office:document-meta>
</file>